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2" table:style-name="ta1">
        <table:shapes>
          <draw:frame draw:z-index="0" draw:style-name="gr1" draw:text-style-name="P1" svg:width="634.59pt" svg:height="444.19pt" svg:x="277.48pt" svg:y="14.34pt">
            <draw:object draw:notify-on-update-of-ranges="r2.A2:r2.A96 r2.B1:r2.B1 r2.B2:r2.B96 r2.A2:r2.A96 r2.C1:r2.C1 r2.C2:r2.C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344.608957512" calcext:value-type="float">
            <text:p>160344.608957512</text:p>
          </table:table-cell>
          <table:table-cell office:value-type="float" office:value="203711.381071381" calcext:value-type="float">
            <text:p>203711.3810713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6823.759390426" calcext:value-type="float">
            <text:p>166823.759390426</text:p>
          </table:table-cell>
          <table:table-cell office:value-type="float" office:value="188776.839507609" calcext:value-type="float">
            <text:p>188776.8395076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987.736383591" calcext:value-type="float">
            <text:p>164987.736383591</text:p>
          </table:table-cell>
          <table:table-cell office:value-type="float" office:value="169966.170332837" calcext:value-type="float">
            <text:p>169966.1703328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174.083056436" calcext:value-type="float">
            <text:p>148174.083056436</text:p>
          </table:table-cell>
          <table:table-cell office:value-type="float" office:value="163269.245365653" calcext:value-type="float">
            <text:p>163269.2453656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441.39450524" calcext:value-type="float">
            <text:p>143441.39450524</text:p>
          </table:table-cell>
          <table:table-cell office:value-type="float" office:value="158713.707869958" calcext:value-type="float">
            <text:p>158713.7078699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8888.020482615" calcext:value-type="float">
            <text:p>128888.020482615</text:p>
          </table:table-cell>
          <table:table-cell office:value-type="float" office:value="153755.642193142" calcext:value-type="float">
            <text:p>153755.642193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478.903403903" calcext:value-type="float">
            <text:p>130478.903403903</text:p>
          </table:table-cell>
          <table:table-cell office:value-type="float" office:value="149205.796470502" calcext:value-type="float">
            <text:p>149205.7964705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723.992021289" calcext:value-type="float">
            <text:p>130723.992021289</text:p>
          </table:table-cell>
          <table:table-cell office:value-type="float" office:value="146322.81261693" calcext:value-type="float">
            <text:p>146322.81261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043.80551749" calcext:value-type="float">
            <text:p>132043.80551749</text:p>
          </table:table-cell>
          <table:table-cell office:value-type="float" office:value="143968.618202183" calcext:value-type="float">
            <text:p>143968.6182021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1161.007203041" calcext:value-type="float">
            <text:p>131161.007203041</text:p>
          </table:table-cell>
          <table:table-cell office:value-type="float" office:value="142696.795365426" calcext:value-type="float">
            <text:p>142696.7953654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639.095961202" calcext:value-type="float">
            <text:p>127639.095961202</text:p>
          </table:table-cell>
          <table:table-cell office:value-type="float" office:value="141034.013434013" calcext:value-type="float">
            <text:p>141034.013434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899.922849923" calcext:value-type="float">
            <text:p>123899.922849923</text:p>
          </table:table-cell>
          <table:table-cell office:value-type="float" office:value="137249.104415771" calcext:value-type="float">
            <text:p>137249.1044157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146.942781089" calcext:value-type="float">
            <text:p>125146.942781089</text:p>
          </table:table-cell>
          <table:table-cell office:value-type="float" office:value="136082.029675583" calcext:value-type="float">
            <text:p>136082.0296755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223.032923033" calcext:value-type="float">
            <text:p>122223.032923033</text:p>
          </table:table-cell>
          <table:table-cell office:value-type="float" office:value="136756.039918202" calcext:value-type="float">
            <text:p>136756.039918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9972.868312856" calcext:value-type="float">
            <text:p>119972.868312856</text:p>
          </table:table-cell>
          <table:table-cell office:value-type="float" office:value="133132.900024792" calcext:value-type="float">
            <text:p>133132.9000247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6044.54295152" calcext:value-type="float">
            <text:p>116044.54295152</text:p>
          </table:table-cell>
          <table:table-cell office:value-type="float" office:value="134513.061058587" calcext:value-type="float">
            <text:p>134513.0610585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766.504440923" calcext:value-type="float">
            <text:p>116766.504440923</text:p>
          </table:table-cell>
          <table:table-cell office:value-type="float" office:value="130362.454029121" calcext:value-type="float">
            <text:p>130362.45402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9996.24854888" calcext:value-type="float">
            <text:p>129996.24854888</text:p>
          </table:table-cell>
          <table:table-cell office:value-type="float" office:value="132403.150327171" calcext:value-type="float">
            <text:p>132403.1503271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760.538284348" calcext:value-type="float">
            <text:p>120760.538284348</text:p>
          </table:table-cell>
          <table:table-cell office:value-type="float" office:value="129632.43642191" calcext:value-type="float">
            <text:p>129632.436421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7862.346556791" calcext:value-type="float">
            <text:p>137862.346556791</text:p>
          </table:table-cell>
          <table:table-cell office:value-type="float" office:value="130513.629872604" calcext:value-type="float">
            <text:p>130513.6298726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122.317504142" calcext:value-type="float">
            <text:p>134122.317504142</text:p>
          </table:table-cell>
          <table:table-cell office:value-type="float" office:value="128156.33047212" calcext:value-type="float">
            <text:p>128156.330472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4842.314679524" calcext:value-type="float">
            <text:p>114842.314679524</text:p>
          </table:table-cell>
          <table:table-cell office:value-type="float" office:value="130475.891266082" calcext:value-type="float">
            <text:p>130475.8912660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302.280927281" calcext:value-type="float">
            <text:p>123302.280927281</text:p>
          </table:table-cell>
          <table:table-cell office:value-type="float" office:value="125675.299864047" calcext:value-type="float">
            <text:p>125675.2998640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8098.922696378" calcext:value-type="float">
            <text:p>118098.922696378</text:p>
          </table:table-cell>
          <table:table-cell office:value-type="float" office:value="127441.115005218" calcext:value-type="float">
            <text:p>127441.115005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104.399995704" calcext:value-type="float">
            <text:p>110104.399995704</text:p>
          </table:table-cell>
          <table:table-cell office:value-type="float" office:value="126407.882177113" calcext:value-type="float">
            <text:p>126407.8821771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9170.278836946" calcext:value-type="float">
            <text:p>119170.278836946</text:p>
          </table:table-cell>
          <table:table-cell office:value-type="float" office:value="125952.161652162" calcext:value-type="float">
            <text:p>125952.1616521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9116.371544943" calcext:value-type="float">
            <text:p>119116.371544943</text:p>
          </table:table-cell>
          <table:table-cell office:value-type="float" office:value="126923.512538897" calcext:value-type="float">
            <text:p>126923.5125388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478.681295189" calcext:value-type="float">
            <text:p>103478.681295189</text:p>
          </table:table-cell>
          <table:table-cell office:value-type="float" office:value="123998.520705838" calcext:value-type="float">
            <text:p>123998.5207058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304.384712761" calcext:value-type="float">
            <text:p>107304.384712761</text:p>
          </table:table-cell>
          <table:table-cell office:value-type="float" office:value="124599.855299855" calcext:value-type="float">
            <text:p>124599.8552998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1622.880934371" calcext:value-type="float">
            <text:p>111622.880934371</text:p>
          </table:table-cell>
          <table:table-cell office:value-type="float" office:value="125380.33958034" calcext:value-type="float">
            <text:p>125380.339580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334.716692702" calcext:value-type="float">
            <text:p>117334.716692702</text:p>
          </table:table-cell>
          <table:table-cell office:value-type="float" office:value="121959.835009696" calcext:value-type="float">
            <text:p>121959.8350096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1071.73353685" calcext:value-type="float">
            <text:p>111071.73353685</text:p>
          </table:table-cell>
          <table:table-cell office:value-type="float" office:value="123329.385087801" calcext:value-type="float">
            <text:p>123329.3850878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581.056203278" calcext:value-type="float">
            <text:p>111581.056203278</text:p>
          </table:table-cell>
          <table:table-cell office:value-type="float" office:value="123382.555445587" calcext:value-type="float">
            <text:p>123382.5554455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264.032019588" calcext:value-type="float">
            <text:p>110264.032019588</text:p>
          </table:table-cell>
          <table:table-cell office:value-type="float" office:value="122243.684978127" calcext:value-type="float">
            <text:p>122243.6849781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596.392073801" calcext:value-type="float">
            <text:p>119596.392073801</text:p>
          </table:table-cell>
          <table:table-cell office:value-type="float" office:value="121662.592882105" calcext:value-type="float">
            <text:p>121662.5928821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6745.10377385" calcext:value-type="float">
            <text:p>106745.10377385</text:p>
          </table:table-cell>
          <table:table-cell office:value-type="float" office:value="121948.131338375" calcext:value-type="float">
            <text:p>121948.131338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550.679162924" calcext:value-type="float">
            <text:p>100550.679162924</text:p>
          </table:table-cell>
          <table:table-cell office:value-type="float" office:value="122954.130612667" calcext:value-type="float">
            <text:p>122954.130612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8821.590385689" calcext:value-type="float">
            <text:p>108821.590385689</text:p>
          </table:table-cell>
          <table:table-cell office:value-type="float" office:value="119236.14342989" calcext:value-type="float">
            <text:p>119236.143429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585.250828228" calcext:value-type="float">
            <text:p>105585.250828228</text:p>
          </table:table-cell>
          <table:table-cell office:value-type="float" office:value="120690.78859555" calcext:value-type="float">
            <text:p>120690.788595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0021.8903127994" calcext:value-type="float">
            <text:p>90021.8903127994</text:p>
          </table:table-cell>
          <table:table-cell office:value-type="float" office:value="120754.178656618" calcext:value-type="float">
            <text:p>120754.1786566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448.249278004" calcext:value-type="float">
            <text:p>106448.249278004</text:p>
          </table:table-cell>
          <table:table-cell office:value-type="float" office:value="121941.600395314" calcext:value-type="float">
            <text:p>121941.6003953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362.0072710982" calcext:value-type="float">
            <text:p>92362.0072710982</text:p>
          </table:table-cell>
          <table:table-cell office:value-type="float" office:value="118302.272350105" calcext:value-type="float">
            <text:p>118302.2723501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572.9647690432" calcext:value-type="float">
            <text:p>96572.9647690432</text:p>
          </table:table-cell>
          <table:table-cell office:value-type="float" office:value="119128.886940345" calcext:value-type="float">
            <text:p>119128.8869403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6844.7438832054" calcext:value-type="float">
            <text:p>96844.7438832054</text:p>
          </table:table-cell>
          <table:table-cell office:value-type="float" office:value="119476.740833884" calcext:value-type="float">
            <text:p>119476.7408338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980.0287180423" calcext:value-type="float">
            <text:p>99980.0287180423</text:p>
          </table:table-cell>
          <table:table-cell office:value-type="float" office:value="118901.697687412" calcext:value-type="float">
            <text:p>118901.6976874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5229.9530076953" calcext:value-type="float">
            <text:p>95229.9530076953</text:p>
          </table:table-cell>
          <table:table-cell office:value-type="float" office:value="119830.903973983" calcext:value-type="float">
            <text:p>119830.9039739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5115.8077937739" calcext:value-type="float">
            <text:p>85115.8077937739</text:p>
          </table:table-cell>
          <table:table-cell office:value-type="float" office:value="118257.124233868" calcext:value-type="float">
            <text:p>118257.1242338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906.9037579756" calcext:value-type="float">
            <text:p>90906.9037579756</text:p>
          </table:table-cell>
          <table:table-cell office:value-type="float" office:value="117449.778152826" calcext:value-type="float">
            <text:p>117449.7781528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9434.1936841937" calcext:value-type="float">
            <text:p>89434.1936841937</text:p>
          </table:table-cell>
          <table:table-cell office:value-type="float" office:value="117644.648787506" calcext:value-type="float">
            <text:p>117644.6487875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6095.894192048" calcext:value-type="float">
            <text:p>96095.894192048</text:p>
          </table:table-cell>
          <table:table-cell office:value-type="float" office:value="117629.597817503" calcext:value-type="float">
            <text:p>117629.5978175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387.5743069291" calcext:value-type="float">
            <text:p>80387.5743069291</text:p>
          </table:table-cell>
          <table:table-cell office:value-type="float" office:value="117308.683918152" calcext:value-type="float">
            <text:p>117308.6839181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3474.8928314603" calcext:value-type="float">
            <text:p>83474.8928314603</text:p>
          </table:table-cell>
          <table:table-cell office:value-type="float" office:value="118024.245333769" calcext:value-type="float">
            <text:p>118024.2453337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917.605700939" calcext:value-type="float">
            <text:p>82917.605700939</text:p>
          </table:table-cell>
          <table:table-cell office:value-type="float" office:value="117418.653441909" calcext:value-type="float">
            <text:p>117418.6534419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948.3755000997" calcext:value-type="float">
            <text:p>84948.3755000997</text:p>
          </table:table-cell>
          <table:table-cell office:value-type="float" office:value="115534.31523199" calcext:value-type="float">
            <text:p>115534.315231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422.2346620799" calcext:value-type="float">
            <text:p>85422.2346620799</text:p>
          </table:table-cell>
          <table:table-cell office:value-type="float" office:value="115628.652884467" calcext:value-type="float">
            <text:p>115628.6528844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4190.3176020823" calcext:value-type="float">
            <text:p>74190.3176020823</text:p>
          </table:table-cell>
          <table:table-cell office:value-type="float" office:value="116280.403373427" calcext:value-type="float">
            <text:p>116280.4033734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6926.8127378489" calcext:value-type="float">
            <text:p>86926.8127378489</text:p>
          </table:table-cell>
          <table:table-cell office:value-type="float" office:value="115742.871091708" calcext:value-type="float">
            <text:p>115742.8710917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7034.429379257" calcext:value-type="float">
            <text:p>87034.429379257</text:p>
          </table:table-cell>
          <table:table-cell office:value-type="float" office:value="115771.903609113" calcext:value-type="float">
            <text:p>115771.9036091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4329.7191804655" calcext:value-type="float">
            <text:p>74329.7191804655</text:p>
          </table:table-cell>
          <table:table-cell office:value-type="float" office:value="115379.162540982" calcext:value-type="float">
            <text:p>115379.1625409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1196.577655594" calcext:value-type="float">
            <text:p>81196.577655594</text:p>
          </table:table-cell>
          <table:table-cell office:value-type="float" office:value="115790.402767147" calcext:value-type="float">
            <text:p>115790.4027671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3161.2426641094" calcext:value-type="float">
            <text:p>83161.2426641094</text:p>
          </table:table-cell>
          <table:table-cell office:value-type="float" office:value="115977.282535422" calcext:value-type="float">
            <text:p>115977.2825354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9760.9026624053" calcext:value-type="float">
            <text:p>69760.9026624053</text:p>
          </table:table-cell>
          <table:table-cell office:value-type="float" office:value="114980.541446889" calcext:value-type="float">
            <text:p>114980.5414468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015.7779861679" calcext:value-type="float">
            <text:p>75015.7779861679</text:p>
          </table:table-cell>
          <table:table-cell office:value-type="float" office:value="114235.988864685" calcext:value-type="float">
            <text:p>114235.98886468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3649.7468330802" calcext:value-type="float">
            <text:p>83649.7468330802</text:p>
          </table:table-cell>
          <table:table-cell office:value-type="float" office:value="113443.471094634" calcext:value-type="float">
            <text:p>113443.4710946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7277.1110497853" calcext:value-type="float">
            <text:p>77277.1110497853</text:p>
          </table:table-cell>
          <table:table-cell office:value-type="float" office:value="113704.664568301" calcext:value-type="float">
            <text:p>113704.6645683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9875.5295797549" calcext:value-type="float">
            <text:p>69875.5295797549</text:p>
          </table:table-cell>
          <table:table-cell office:value-type="float" office:value="113636.484431939" calcext:value-type="float">
            <text:p>113636.4844319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638.5820452516" calcext:value-type="float">
            <text:p>74638.5820452516</text:p>
          </table:table-cell>
          <table:table-cell office:value-type="float" office:value="113477.784500512" calcext:value-type="float">
            <text:p>113477.7845005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7798.9655827494" calcext:value-type="float">
            <text:p>67798.9655827494</text:p>
          </table:table-cell>
          <table:table-cell office:value-type="float" office:value="113358.849927032" calcext:value-type="float">
            <text:p>113358.84992703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0716.6362475036" calcext:value-type="float">
            <text:p>80716.6362475036</text:p>
          </table:table-cell>
          <table:table-cell office:value-type="float" office:value="113423.753697369" calcext:value-type="float">
            <text:p>113423.7536973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8095.842328719" calcext:value-type="float">
            <text:p>68095.842328719</text:p>
          </table:table-cell>
          <table:table-cell office:value-type="float" office:value="112040.461904098" calcext:value-type="float">
            <text:p>112040.4619040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928.6319429177" calcext:value-type="float">
            <text:p>71928.6319429177</text:p>
          </table:table-cell>
          <table:table-cell office:value-type="float" office:value="112853.631118943" calcext:value-type="float">
            <text:p>112853.6311189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1323.7404364165" calcext:value-type="float">
            <text:p>71323.7404364165</text:p>
          </table:table-cell>
          <table:table-cell office:value-type="float" office:value="112525.022434113" calcext:value-type="float">
            <text:p>112525.0224341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2176.1991026697" calcext:value-type="float">
            <text:p>72176.1991026697</text:p>
          </table:table-cell>
          <table:table-cell office:value-type="float" office:value="112681.159703887" calcext:value-type="float">
            <text:p>112681.1597038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4214.9150883328" calcext:value-type="float">
            <text:p>64214.9150883328</text:p>
          </table:table-cell>
          <table:table-cell office:value-type="float" office:value="112509.098020209" calcext:value-type="float">
            <text:p>112509.0980202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552.5421231372" calcext:value-type="float">
            <text:p>69552.5421231372</text:p>
          </table:table-cell>
          <table:table-cell office:value-type="float" office:value="112029.374275481" calcext:value-type="float">
            <text:p>112029.37427548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6483.8180379054" calcext:value-type="float">
            <text:p>66483.8180379054</text:p>
          </table:table-cell>
          <table:table-cell office:value-type="float" office:value="112223.445179001" calcext:value-type="float">
            <text:p>112223.4451790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1551.3390401291" calcext:value-type="float">
            <text:p>71551.3390401291</text:p>
          </table:table-cell>
          <table:table-cell office:value-type="float" office:value="112178.844201572" calcext:value-type="float">
            <text:p>112178.84420157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4011.6495885727" calcext:value-type="float">
            <text:p>64011.6495885727</text:p>
          </table:table-cell>
          <table:table-cell office:value-type="float" office:value="111535.336090892" calcext:value-type="float">
            <text:p>111535.3360908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1738.7179826985" calcext:value-type="float">
            <text:p>71738.7179826985</text:p>
          </table:table-cell>
          <table:table-cell office:value-type="float" office:value="111356.790247376" calcext:value-type="float">
            <text:p>111356.79024737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1599.298367591" calcext:value-type="float">
            <text:p>61599.298367591</text:p>
          </table:table-cell>
          <table:table-cell office:value-type="float" office:value="111665.821599155" calcext:value-type="float">
            <text:p>111665.8215991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6719.5551719646" calcext:value-type="float">
            <text:p>66719.5551719646</text:p>
          </table:table-cell>
          <table:table-cell office:value-type="float" office:value="110705.632031312" calcext:value-type="float">
            <text:p>110705.6320313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514.1660817337" calcext:value-type="float">
            <text:p>66514.1660817337</text:p>
          </table:table-cell>
          <table:table-cell office:value-type="float" office:value="111090.248868027" calcext:value-type="float">
            <text:p>111090.2488680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2717.9459540968" calcext:value-type="float">
            <text:p>62717.9459540968</text:p>
          </table:table-cell>
          <table:table-cell office:value-type="float" office:value="111002.71368991" calcext:value-type="float">
            <text:p>111002.7136899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3304.1785320266" calcext:value-type="float">
            <text:p>63304.1785320266</text:p>
          </table:table-cell>
          <table:table-cell office:value-type="float" office:value="110599.986911098" calcext:value-type="float">
            <text:p>110599.9869110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172.4104655492" calcext:value-type="float">
            <text:p>64172.4104655492</text:p>
          </table:table-cell>
          <table:table-cell office:value-type="float" office:value="110418.008237787" calcext:value-type="float">
            <text:p>110418.00823778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5450.8804892631" calcext:value-type="float">
            <text:p>65450.8804892631</text:p>
          </table:table-cell>
          <table:table-cell office:value-type="float" office:value="110087.200709423" calcext:value-type="float">
            <text:p>110087.2007094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1942.4836132558" calcext:value-type="float">
            <text:p>61942.4836132558</text:p>
          </table:table-cell>
          <table:table-cell office:value-type="float" office:value="110422.603355185" calcext:value-type="float">
            <text:p>110422.6033551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8642.2567493996" calcext:value-type="float">
            <text:p>58642.2567493996</text:p>
          </table:table-cell>
          <table:table-cell office:value-type="float" office:value="110044.110239762" calcext:value-type="float">
            <text:p>110044.1102397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2210.2578587293" calcext:value-type="float">
            <text:p>62210.2578587293</text:p>
          </table:table-cell>
          <table:table-cell office:value-type="float" office:value="110092.088568122" calcext:value-type="float">
            <text:p>110092.0885681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000.3383049372" calcext:value-type="float">
            <text:p>62000.3383049372</text:p>
          </table:table-cell>
          <table:table-cell office:value-type="float" office:value="109892.643674793" calcext:value-type="float">
            <text:p>109892.6436747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9881.142349863" calcext:value-type="float">
            <text:p>59881.142349863</text:p>
          </table:table-cell>
          <table:table-cell office:value-type="float" office:value="109831.688320883" calcext:value-type="float">
            <text:p>109831.6883208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0757.5591957037" calcext:value-type="float">
            <text:p>60757.5591957037</text:p>
          </table:table-cell>
          <table:table-cell office:value-type="float" office:value="109760.215694998" calcext:value-type="float">
            <text:p>109760.2156949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966.4456059805" calcext:value-type="float">
            <text:p>57966.4456059805</text:p>
          </table:table-cell>
          <table:table-cell office:value-type="float" office:value="109295.596346063" calcext:value-type="float">
            <text:p>109295.5963460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8298.611722531" calcext:value-type="float">
            <text:p>58298.611722531</text:p>
          </table:table-cell>
          <table:table-cell office:value-type="float" office:value="109508.912064468" calcext:value-type="float">
            <text:p>109508.912064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819.1169629645" calcext:value-type="float">
            <text:p>60819.1169629645</text:p>
          </table:table-cell>
          <table:table-cell office:value-type="float" office:value="108960.267047224" calcext:value-type="float">
            <text:p>108960.267047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0:52:49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0:53:33.884000000</dc:date>
    <meta:editing-duration>PT25M10S</meta:editing-duration>
    <meta:editing-cycles>3</meta:editing-cycles>
    <meta:generator>LibreOffice/6.0.1.1$Windows_X86_64 LibreOffice_project/60bfb1526849283ce2491346ed2aa51c465abfe6</meta:gener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88cm" svg:height="15.671cm" xlink:href=".." xlink:type="simple" chart:class="chart:scatter" chart:style-name="ch1">
        <chart:title svg:x="8.518cm" svg:y="0.449cm" chart:style-name="ch2">
          <text:p>Optane random insert rate</text:p>
        </chart:title>
        <chart:subtitle svg:x="8.544cm" svg:y="1.541cm" chart:style-name="ch3">
          <text:p>key: 8 bytes, value: 500 bytes</text:p>
        </chart:subtitle>
        <chart:legend chart:legend-position="end" svg:x="19.589cm" svg:y="7.287cm" style:legend-expansion="high" chart:style-name="ch4"/>
        <chart:plot-area chart:style-name="ch5" table:cell-range-address="r2.A2:r2.C96 r2.B1:r2.C1" chart:data-source-has-labels="row" svg:x="1.458cm" svg:y="2.537cm" svg:width="17.684cm" svg:height="11.84cm">
          <chartooo:coordinate-region svg:x="2.82cm" svg:y="2.736cm" svg:width="16.042cm" svg:height="10.994cm"/>
          <chart:axis chart:dimension="x" chart:name="primary-x" chart:style-name="ch6">
            <chart:title svg:x="7.835cm" svg:y="14.69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837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r2.B2:r2.B96" chart:label-cell-address="r2.B1:r2.B1" chart:class="chart:scatter">
            <chart:domain table:cell-range-address="r2.A2:r2.A96"/>
            <chart:data-point chart:repeated="95"/>
          </chart:series>
          <chart:series chart:style-name="ch12" chart:values-cell-range-address="r2.C2:r2.C96" chart:label-cell-address="r2.C1:r2.C1" chart:class="chart:scatter">
            <chart:data-point chart:repeated="9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r2.B1:r2.B1</svg:desc>
                </draw:g>
              </table:table-cell>
              <table:table-cell office:value-type="string">
                <text:p>Tupl</text:p>
                <draw:g>
                  <svg:desc>r2.C1:r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r2.A2:r2.A96</svg:desc>
                </draw:g>
              </table:table-cell>
              <table:table-cell office:value-type="float" office:value="160344.608957512">
                <text:p>160344.608957512</text:p>
                <draw:g>
                  <svg:desc>r2.B2:r2.B96</svg:desc>
                </draw:g>
              </table:table-cell>
              <table:table-cell office:value-type="float" office:value="203711.381071381">
                <text:p>203711.381071381</text:p>
                <draw:g>
                  <svg:desc>r2.C2:r2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66823.759390426">
                <text:p>166823.759390426</text:p>
              </table:table-cell>
              <table:table-cell office:value-type="float" office:value="188776.839507609">
                <text:p>188776.839507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4987.736383591">
                <text:p>164987.736383591</text:p>
              </table:table-cell>
              <table:table-cell office:value-type="float" office:value="169966.170332837">
                <text:p>169966.170332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48174.083056436">
                <text:p>148174.083056436</text:p>
              </table:table-cell>
              <table:table-cell office:value-type="float" office:value="163269.245365653">
                <text:p>163269.245365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43441.39450524">
                <text:p>143441.39450524</text:p>
              </table:table-cell>
              <table:table-cell office:value-type="float" office:value="158713.707869958">
                <text:p>158713.707869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28888.020482615">
                <text:p>128888.020482615</text:p>
              </table:table-cell>
              <table:table-cell office:value-type="float" office:value="153755.642193142">
                <text:p>153755.64219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30478.903403903">
                <text:p>130478.903403903</text:p>
              </table:table-cell>
              <table:table-cell office:value-type="float" office:value="149205.796470502">
                <text:p>149205.796470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30723.992021289">
                <text:p>130723.992021289</text:p>
              </table:table-cell>
              <table:table-cell office:value-type="float" office:value="146322.81261693">
                <text:p>146322.8126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132043.80551749">
                <text:p>132043.80551749</text:p>
              </table:table-cell>
              <table:table-cell office:value-type="float" office:value="143968.618202183">
                <text:p>143968.618202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31161.007203041">
                <text:p>131161.007203041</text:p>
              </table:table-cell>
              <table:table-cell office:value-type="float" office:value="142696.795365426">
                <text:p>142696.795365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27639.095961202">
                <text:p>127639.095961202</text:p>
              </table:table-cell>
              <table:table-cell office:value-type="float" office:value="141034.013434013">
                <text:p>141034.013434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3899.922849923">
                <text:p>123899.922849923</text:p>
              </table:table-cell>
              <table:table-cell office:value-type="float" office:value="137249.104415771">
                <text:p>137249.104415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25146.942781089">
                <text:p>125146.942781089</text:p>
              </table:table-cell>
              <table:table-cell office:value-type="float" office:value="136082.029675583">
                <text:p>136082.029675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22223.032923033">
                <text:p>122223.032923033</text:p>
              </table:table-cell>
              <table:table-cell office:value-type="float" office:value="136756.039918202">
                <text:p>136756.039918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19972.868312856">
                <text:p>119972.868312856</text:p>
              </table:table-cell>
              <table:table-cell office:value-type="float" office:value="133132.900024792">
                <text:p>133132.900024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116044.54295152">
                <text:p>116044.54295152</text:p>
              </table:table-cell>
              <table:table-cell office:value-type="float" office:value="134513.061058587">
                <text:p>134513.061058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16766.504440923">
                <text:p>116766.504440923</text:p>
              </table:table-cell>
              <table:table-cell office:value-type="float" office:value="130362.454029121">
                <text:p>130362.454029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129996.24854888">
                <text:p>129996.24854888</text:p>
              </table:table-cell>
              <table:table-cell office:value-type="float" office:value="132403.150327171">
                <text:p>132403.150327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120760.538284348">
                <text:p>120760.538284348</text:p>
              </table:table-cell>
              <table:table-cell office:value-type="float" office:value="129632.43642191">
                <text:p>129632.4364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137862.346556791">
                <text:p>137862.346556791</text:p>
              </table:table-cell>
              <table:table-cell office:value-type="float" office:value="130513.629872604">
                <text:p>130513.629872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134122.317504142">
                <text:p>134122.317504142</text:p>
              </table:table-cell>
              <table:table-cell office:value-type="float" office:value="128156.33047212">
                <text:p>128156.33047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114842.314679524">
                <text:p>114842.314679524</text:p>
              </table:table-cell>
              <table:table-cell office:value-type="float" office:value="130475.891266082">
                <text:p>130475.891266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123302.280927281">
                <text:p>123302.280927281</text:p>
              </table:table-cell>
              <table:table-cell office:value-type="float" office:value="125675.299864047">
                <text:p>125675.29986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  <table:table-cell office:value-type="float" office:value="118098.922696378">
                <text:p>118098.922696378</text:p>
              </table:table-cell>
              <table:table-cell office:value-type="float" office:value="127441.115005218">
                <text:p>127441.115005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110104.399995704">
                <text:p>110104.399995704</text:p>
              </table:table-cell>
              <table:table-cell office:value-type="float" office:value="126407.882177113">
                <text:p>126407.882177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19170.278836946">
                <text:p>119170.278836946</text:p>
              </table:table-cell>
              <table:table-cell office:value-type="float" office:value="125952.161652162">
                <text:p>125952.161652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119116.371544943">
                <text:p>119116.371544943</text:p>
              </table:table-cell>
              <table:table-cell office:value-type="float" office:value="126923.512538897">
                <text:p>126923.512538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103478.681295189">
                <text:p>103478.681295189</text:p>
              </table:table-cell>
              <table:table-cell office:value-type="float" office:value="123998.520705838">
                <text:p>123998.520705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107304.384712761">
                <text:p>107304.384712761</text:p>
              </table:table-cell>
              <table:table-cell office:value-type="float" office:value="124599.855299855">
                <text:p>124599.855299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111622.880934371">
                <text:p>111622.880934371</text:p>
              </table:table-cell>
              <table:table-cell office:value-type="float" office:value="125380.33958034">
                <text:p>125380.33958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117334.716692702">
                <text:p>117334.716692702</text:p>
              </table:table-cell>
              <table:table-cell office:value-type="float" office:value="121959.835009696">
                <text:p>121959.835009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">
                <text:p>185</text:p>
              </table:table-cell>
              <table:table-cell office:value-type="float" office:value="111071.73353685">
                <text:p>111071.73353685</text:p>
              </table:table-cell>
              <table:table-cell office:value-type="float" office:value="123329.385087801">
                <text:p>123329.385087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111581.056203278">
                <text:p>111581.056203278</text:p>
              </table:table-cell>
              <table:table-cell office:value-type="float" office:value="123382.555445587">
                <text:p>123382.555445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">
                <text:p>195</text:p>
              </table:table-cell>
              <table:table-cell office:value-type="float" office:value="110264.032019588">
                <text:p>110264.032019588</text:p>
              </table:table-cell>
              <table:table-cell office:value-type="float" office:value="122243.684978127">
                <text:p>122243.68497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119596.392073801">
                <text:p>119596.392073801</text:p>
              </table:table-cell>
              <table:table-cell office:value-type="float" office:value="121662.592882105">
                <text:p>121662.592882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">
                <text:p>205</text:p>
              </table:table-cell>
              <table:table-cell office:value-type="float" office:value="106745.10377385">
                <text:p>106745.10377385</text:p>
              </table:table-cell>
              <table:table-cell office:value-type="float" office:value="121948.131338375">
                <text:p>121948.131338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100550.679162924">
                <text:p>100550.679162924</text:p>
              </table:table-cell>
              <table:table-cell office:value-type="float" office:value="122954.130612667">
                <text:p>122954.130612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">
                <text:p>215</text:p>
              </table:table-cell>
              <table:table-cell office:value-type="float" office:value="108821.590385689">
                <text:p>108821.590385689</text:p>
              </table:table-cell>
              <table:table-cell office:value-type="float" office:value="119236.14342989">
                <text:p>119236.14342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105585.250828228">
                <text:p>105585.250828228</text:p>
              </table:table-cell>
              <table:table-cell office:value-type="float" office:value="120690.78859555">
                <text:p>120690.78859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">
                <text:p>225</text:p>
              </table:table-cell>
              <table:table-cell office:value-type="float" office:value="90021.8903127994">
                <text:p>90021.8903127994</text:p>
              </table:table-cell>
              <table:table-cell office:value-type="float" office:value="120754.178656618">
                <text:p>120754.178656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">
                <text:p>230</text:p>
              </table:table-cell>
              <table:table-cell office:value-type="float" office:value="106448.249278004">
                <text:p>106448.249278004</text:p>
              </table:table-cell>
              <table:table-cell office:value-type="float" office:value="121941.600395314">
                <text:p>121941.600395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92362.0072710982">
                <text:p>92362.0072710982</text:p>
              </table:table-cell>
              <table:table-cell office:value-type="float" office:value="118302.272350105">
                <text:p>118302.272350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96572.9647690432">
                <text:p>96572.9647690432</text:p>
              </table:table-cell>
              <table:table-cell office:value-type="float" office:value="119128.886940345">
                <text:p>119128.886940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5">
                <text:p>245</text:p>
              </table:table-cell>
              <table:table-cell office:value-type="float" office:value="96844.7438832054">
                <text:p>96844.7438832054</text:p>
              </table:table-cell>
              <table:table-cell office:value-type="float" office:value="119476.740833884">
                <text:p>119476.74083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99980.0287180423">
                <text:p>99980.0287180423</text:p>
              </table:table-cell>
              <table:table-cell office:value-type="float" office:value="118901.697687412">
                <text:p>118901.697687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5229.9530076953">
                <text:p>95229.9530076953</text:p>
              </table:table-cell>
              <table:table-cell office:value-type="float" office:value="119830.903973983">
                <text:p>119830.903973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85115.8077937739">
                <text:p>85115.8077937739</text:p>
              </table:table-cell>
              <table:table-cell office:value-type="float" office:value="118257.124233868">
                <text:p>118257.124233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">
                <text:p>265</text:p>
              </table:table-cell>
              <table:table-cell office:value-type="float" office:value="90906.9037579756">
                <text:p>90906.9037579756</text:p>
              </table:table-cell>
              <table:table-cell office:value-type="float" office:value="117449.778152826">
                <text:p>117449.778152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">
                <text:p>270</text:p>
              </table:table-cell>
              <table:table-cell office:value-type="float" office:value="89434.1936841937">
                <text:p>89434.1936841937</text:p>
              </table:table-cell>
              <table:table-cell office:value-type="float" office:value="117644.648787506">
                <text:p>117644.648787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96095.894192048">
                <text:p>96095.894192048</text:p>
              </table:table-cell>
              <table:table-cell office:value-type="float" office:value="117629.597817503">
                <text:p>117629.597817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0">
                <text:p>280</text:p>
              </table:table-cell>
              <table:table-cell office:value-type="float" office:value="80387.5743069291">
                <text:p>80387.5743069291</text:p>
              </table:table-cell>
              <table:table-cell office:value-type="float" office:value="117308.683918152">
                <text:p>117308.683918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5">
                <text:p>285</text:p>
              </table:table-cell>
              <table:table-cell office:value-type="float" office:value="83474.8928314603">
                <text:p>83474.8928314603</text:p>
              </table:table-cell>
              <table:table-cell office:value-type="float" office:value="118024.245333769">
                <text:p>118024.245333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82917.605700939">
                <text:p>82917.605700939</text:p>
              </table:table-cell>
              <table:table-cell office:value-type="float" office:value="117418.653441909">
                <text:p>117418.653441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84948.3755000997">
                <text:p>84948.3755000997</text:p>
              </table:table-cell>
              <table:table-cell office:value-type="float" office:value="115534.31523199">
                <text:p>115534.31523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">
                <text:p>300</text:p>
              </table:table-cell>
              <table:table-cell office:value-type="float" office:value="85422.2346620799">
                <text:p>85422.2346620799</text:p>
              </table:table-cell>
              <table:table-cell office:value-type="float" office:value="115628.652884467">
                <text:p>115628.652884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">
                <text:p>305</text:p>
              </table:table-cell>
              <table:table-cell office:value-type="float" office:value="74190.3176020823">
                <text:p>74190.3176020823</text:p>
              </table:table-cell>
              <table:table-cell office:value-type="float" office:value="116280.403373427">
                <text:p>116280.4033734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">
                <text:p>310</text:p>
              </table:table-cell>
              <table:table-cell office:value-type="float" office:value="86926.8127378489">
                <text:p>86926.8127378489</text:p>
              </table:table-cell>
              <table:table-cell office:value-type="float" office:value="115742.871091708">
                <text:p>115742.871091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">
                <text:p>315</text:p>
              </table:table-cell>
              <table:table-cell office:value-type="float" office:value="87034.429379257">
                <text:p>87034.429379257</text:p>
              </table:table-cell>
              <table:table-cell office:value-type="float" office:value="115771.903609113">
                <text:p>115771.903609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">
                <text:p>320</text:p>
              </table:table-cell>
              <table:table-cell office:value-type="float" office:value="74329.7191804655">
                <text:p>74329.7191804655</text:p>
              </table:table-cell>
              <table:table-cell office:value-type="float" office:value="115379.162540982">
                <text:p>115379.162540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5">
                <text:p>325</text:p>
              </table:table-cell>
              <table:table-cell office:value-type="float" office:value="81196.577655594">
                <text:p>81196.577655594</text:p>
              </table:table-cell>
              <table:table-cell office:value-type="float" office:value="115790.402767147">
                <text:p>115790.402767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83161.2426641094">
                <text:p>83161.2426641094</text:p>
              </table:table-cell>
              <table:table-cell office:value-type="float" office:value="115977.282535422">
                <text:p>115977.282535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">
                <text:p>335</text:p>
              </table:table-cell>
              <table:table-cell office:value-type="float" office:value="69760.9026624053">
                <text:p>69760.9026624053</text:p>
              </table:table-cell>
              <table:table-cell office:value-type="float" office:value="114980.541446889">
                <text:p>114980.541446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0">
                <text:p>340</text:p>
              </table:table-cell>
              <table:table-cell office:value-type="float" office:value="75015.7779861679">
                <text:p>75015.7779861679</text:p>
              </table:table-cell>
              <table:table-cell office:value-type="float" office:value="114235.988864685">
                <text:p>114235.988864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5">
                <text:p>345</text:p>
              </table:table-cell>
              <table:table-cell office:value-type="float" office:value="83649.7468330802">
                <text:p>83649.7468330802</text:p>
              </table:table-cell>
              <table:table-cell office:value-type="float" office:value="113443.471094634">
                <text:p>113443.4710946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  <table:table-cell office:value-type="float" office:value="77277.1110497853">
                <text:p>77277.1110497853</text:p>
              </table:table-cell>
              <table:table-cell office:value-type="float" office:value="113704.664568301">
                <text:p>113704.664568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5">
                <text:p>355</text:p>
              </table:table-cell>
              <table:table-cell office:value-type="float" office:value="69875.5295797549">
                <text:p>69875.5295797549</text:p>
              </table:table-cell>
              <table:table-cell office:value-type="float" office:value="113636.484431939">
                <text:p>113636.484431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">
                <text:p>360</text:p>
              </table:table-cell>
              <table:table-cell office:value-type="float" office:value="74638.5820452516">
                <text:p>74638.5820452516</text:p>
              </table:table-cell>
              <table:table-cell office:value-type="float" office:value="113477.784500512">
                <text:p>113477.784500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5">
                <text:p>365</text:p>
              </table:table-cell>
              <table:table-cell office:value-type="float" office:value="67798.9655827494">
                <text:p>67798.9655827494</text:p>
              </table:table-cell>
              <table:table-cell office:value-type="float" office:value="113358.849927032">
                <text:p>113358.849927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0">
                <text:p>370</text:p>
              </table:table-cell>
              <table:table-cell office:value-type="float" office:value="80716.6362475036">
                <text:p>80716.6362475036</text:p>
              </table:table-cell>
              <table:table-cell office:value-type="float" office:value="113423.753697369">
                <text:p>113423.753697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5">
                <text:p>375</text:p>
              </table:table-cell>
              <table:table-cell office:value-type="float" office:value="68095.842328719">
                <text:p>68095.842328719</text:p>
              </table:table-cell>
              <table:table-cell office:value-type="float" office:value="112040.461904098">
                <text:p>112040.461904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">
                <text:p>380</text:p>
              </table:table-cell>
              <table:table-cell office:value-type="float" office:value="71928.6319429177">
                <text:p>71928.6319429177</text:p>
              </table:table-cell>
              <table:table-cell office:value-type="float" office:value="112853.631118943">
                <text:p>112853.6311189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5">
                <text:p>385</text:p>
              </table:table-cell>
              <table:table-cell office:value-type="float" office:value="71323.7404364165">
                <text:p>71323.7404364165</text:p>
              </table:table-cell>
              <table:table-cell office:value-type="float" office:value="112525.022434113">
                <text:p>112525.022434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0">
                <text:p>390</text:p>
              </table:table-cell>
              <table:table-cell office:value-type="float" office:value="72176.1991026697">
                <text:p>72176.1991026697</text:p>
              </table:table-cell>
              <table:table-cell office:value-type="float" office:value="112681.159703887">
                <text:p>112681.159703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5">
                <text:p>395</text:p>
              </table:table-cell>
              <table:table-cell office:value-type="float" office:value="64214.9150883328">
                <text:p>64214.9150883328</text:p>
              </table:table-cell>
              <table:table-cell office:value-type="float" office:value="112509.098020209">
                <text:p>112509.098020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69552.5421231372">
                <text:p>69552.5421231372</text:p>
              </table:table-cell>
              <table:table-cell office:value-type="float" office:value="112029.374275481">
                <text:p>112029.374275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">
                <text:p>405</text:p>
              </table:table-cell>
              <table:table-cell office:value-type="float" office:value="66483.8180379054">
                <text:p>66483.8180379054</text:p>
              </table:table-cell>
              <table:table-cell office:value-type="float" office:value="112223.445179001">
                <text:p>112223.44517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">
                <text:p>410</text:p>
              </table:table-cell>
              <table:table-cell office:value-type="float" office:value="71551.3390401291">
                <text:p>71551.3390401291</text:p>
              </table:table-cell>
              <table:table-cell office:value-type="float" office:value="112178.844201572">
                <text:p>112178.844201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5">
                <text:p>415</text:p>
              </table:table-cell>
              <table:table-cell office:value-type="float" office:value="64011.6495885727">
                <text:p>64011.6495885727</text:p>
              </table:table-cell>
              <table:table-cell office:value-type="float" office:value="111535.336090892">
                <text:p>111535.336090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">
                <text:p>420</text:p>
              </table:table-cell>
              <table:table-cell office:value-type="float" office:value="71738.7179826985">
                <text:p>71738.7179826985</text:p>
              </table:table-cell>
              <table:table-cell office:value-type="float" office:value="111356.790247376">
                <text:p>111356.790247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">
                <text:p>425</text:p>
              </table:table-cell>
              <table:table-cell office:value-type="float" office:value="61599.298367591">
                <text:p>61599.298367591</text:p>
              </table:table-cell>
              <table:table-cell office:value-type="float" office:value="111665.821599155">
                <text:p>111665.821599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0">
                <text:p>430</text:p>
              </table:table-cell>
              <table:table-cell office:value-type="float" office:value="66719.5551719646">
                <text:p>66719.5551719646</text:p>
              </table:table-cell>
              <table:table-cell office:value-type="float" office:value="110705.632031312">
                <text:p>110705.6320313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5">
                <text:p>435</text:p>
              </table:table-cell>
              <table:table-cell office:value-type="float" office:value="66514.1660817337">
                <text:p>66514.1660817337</text:p>
              </table:table-cell>
              <table:table-cell office:value-type="float" office:value="111090.248868027">
                <text:p>111090.248868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  <table:table-cell office:value-type="float" office:value="62717.9459540968">
                <text:p>62717.9459540968</text:p>
              </table:table-cell>
              <table:table-cell office:value-type="float" office:value="111002.71368991">
                <text:p>111002.71368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">
                <text:p>445</text:p>
              </table:table-cell>
              <table:table-cell office:value-type="float" office:value="63304.1785320266">
                <text:p>63304.1785320266</text:p>
              </table:table-cell>
              <table:table-cell office:value-type="float" office:value="110599.986911098">
                <text:p>110599.986911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">
                <text:p>450</text:p>
              </table:table-cell>
              <table:table-cell office:value-type="float" office:value="64172.4104655492">
                <text:p>64172.4104655492</text:p>
              </table:table-cell>
              <table:table-cell office:value-type="float" office:value="110418.008237787">
                <text:p>110418.008237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5">
                <text:p>455</text:p>
              </table:table-cell>
              <table:table-cell office:value-type="float" office:value="65450.8804892631">
                <text:p>65450.8804892631</text:p>
              </table:table-cell>
              <table:table-cell office:value-type="float" office:value="110087.200709423">
                <text:p>110087.2007094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0">
                <text:p>460</text:p>
              </table:table-cell>
              <table:table-cell office:value-type="float" office:value="61942.4836132558">
                <text:p>61942.4836132558</text:p>
              </table:table-cell>
              <table:table-cell office:value-type="float" office:value="110422.603355185">
                <text:p>110422.603355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">
                <text:p>465</text:p>
              </table:table-cell>
              <table:table-cell office:value-type="float" office:value="58642.2567493996">
                <text:p>58642.2567493996</text:p>
              </table:table-cell>
              <table:table-cell office:value-type="float" office:value="110044.110239762">
                <text:p>110044.110239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0">
                <text:p>470</text:p>
              </table:table-cell>
              <table:table-cell office:value-type="float" office:value="62210.2578587293">
                <text:p>62210.2578587293</text:p>
              </table:table-cell>
              <table:table-cell office:value-type="float" office:value="110092.088568122">
                <text:p>110092.088568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5">
                <text:p>475</text:p>
              </table:table-cell>
              <table:table-cell office:value-type="float" office:value="62000.3383049372">
                <text:p>62000.3383049372</text:p>
              </table:table-cell>
              <table:table-cell office:value-type="float" office:value="109892.643674793">
                <text:p>109892.6436747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59881.142349863">
                <text:p>59881.142349863</text:p>
              </table:table-cell>
              <table:table-cell office:value-type="float" office:value="109831.688320883">
                <text:p>109831.688320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5">
                <text:p>485</text:p>
              </table:table-cell>
              <table:table-cell office:value-type="float" office:value="60757.5591957037">
                <text:p>60757.5591957037</text:p>
              </table:table-cell>
              <table:table-cell office:value-type="float" office:value="109760.215694998">
                <text:p>109760.215694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0">
                <text:p>490</text:p>
              </table:table-cell>
              <table:table-cell office:value-type="float" office:value="57966.4456059805">
                <text:p>57966.4456059805</text:p>
              </table:table-cell>
              <table:table-cell office:value-type="float" office:value="109295.596346063">
                <text:p>109295.596346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">
                <text:p>495</text:p>
              </table:table-cell>
              <table:table-cell office:value-type="float" office:value="58298.611722531">
                <text:p>58298.611722531</text:p>
              </table:table-cell>
              <table:table-cell office:value-type="float" office:value="109508.912064468">
                <text:p>109508.912064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">
                <text:p>500</text:p>
              </table:table-cell>
              <table:table-cell office:value-type="float" office:value="60819.1169629645">
                <text:p>60819.1169629645</text:p>
              </table:table-cell>
              <table:table-cell office:value-type="float" office:value="108960.267047224">
                <text:p>108960.267047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